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# Java + Gradle Professional</text:p>
      <text:p text:style-name="Standard"/>
      <text:p text:style-name="Standard">A complete guide for modern backend projects using Kotlin DSL and Spring Boot.</text:p>
      <text:p text:style-name="Standard"/>
      <text:p text:style-name="Standard">---</text:p>
      <text:p text:style-name="Standard"/>
      <text:p text:style-name="Standard">**Author:** Marcos Lozina <text:s/></text:p>
      <text:p text:style-name="Standard">**Version:** 1.0 <text:s/></text:p>
      <text:p text:style-name="Standard">**Language:** English <text:s/></text:p>
      <text:p text:style-name="Standard">**License:** MIT <text:s/></text:p>
      <text:p text:style-name="Standard">**Repository:** github.com/marcoslozina/java-hexagonal-architecture-ebook</text:p>
      <text:p text:style-name="Standard"/>
      <text:p text:style-name="Standard">---</text:p>
      <text:p text:style-name="Standard"/>
      <text:p text:style-name="Standard">## Table of Contents</text:p>
      <text:p text:style-name="Standard"/>
      <text:p text:style-name="Standard">1. Cover <text:s/></text:p>
      <text:p text:style-name="Standard">2. Introduction <text:s/></text:p>
      <text:p text:style-name="Standard">3. Architecture <text:s/></text:p>
      <text:p text:style-name="Standard">4. Link to Gradle Module <text:s/></text:p>
      <text:p text:style-name="Standard">5. Conclusion <text:s/></text:p>
      <text:p text:style-name="Standard"/>
      <text:p text:style-name="Standard">---</text:p>
      <text:p text:style-name="Standard"><text:soft-page-break/></text:p>
      <text:p text:style-name="Standard">## Credits</text:p>
      <text:p text:style-name="Standard"/>
      <text:p text:style-name="Standard">This ebook is part of a series on modern backend architecture. <text:s/></text:p>
      <text:p text:style-name="Standard">Find more free and premium resources at: [java-ebooks.gitbook.io](https://java-ebooks.gitbook.i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5-11T17:01:39.635521839</dc:date>
    <meta:editing-duration>PT15S</meta:editing-duration>
    <meta:generator>LibreOffice/24.2.7.2$Linux_X86_64 LibreOffice_project/420$Build-2</meta:generator>
    <meta:document-statistic meta:table-count="0" meta:image-count="0" meta:object-count="0" meta:page-count="2" meta:paragraph-count="19" meta:word-count="70" meta:character-count="550" meta:non-whitespace-character-count="479"/>
    <meta:user-defined meta:name="AppVersion">14.0000</meta:user-defined>
    <meta:template xlink:type="simple" xlink:actuate="onRequest" xlink:title="Normal.dotm" xlink:href=""/>
  </office:meta>
</office:document-meta>
</file>